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4.11pt"/>
    </style:style>
    <style:style style:name="co2" style:family="table-column">
      <style:table-column-properties fo:break-before="auto" style:column-width="20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9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MSL Example Coverage</text:p>
          </table:table-cell>
          <table:table-cell table:number-columns-repeated="1023"/>
        </table:table-row>
        <table:table-row table:style-name="ro2">
          <table:table-cell table:style-name="ce2"/>
          <table:table-cell table:style-name="ce2" office:value-type="string" calcext:value-type="string">
            <text:p>simplePendulum</text:p>
          </table:table-cell>
          <table:table-cell table:style-name="ce2" office:value-type="string" calcext:value-type="string">
            <text:p>invertedPendulum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mechanics/multibody/worl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chanics/multibody/joints/revolu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chanics/multibody/parts/bo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chanics/rotational/components/damper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chanics/rotational/components/springDamper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chanics/blocks/sources/sine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chanics/blocks/math/add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chanics/blocks/math/gain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chanics/translation/sources/position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chanics/multibody/joints/prismatic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chanics/rotational/sensors/relAngleSensor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 style:data-style-name="N2" text:time-value="15:52:39.162084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Conrad</meta:initial-creator>
    <meta:creation-date>2019-02-27T16:52:40.963949674</meta:creation-date>
    <dc:date>2019-03-04T16:16:12.715327407</dc:date>
    <dc:creator>Ben Conrad</dc:creator>
    <meta:editing-duration>PT29M4S</meta:editing-duration>
    <meta:editing-cycles>3</meta:editing-cycles>
    <meta:generator>LibreOffice/6.0.7.3$Linux_X86_64 LibreOffice_project/00m0$Build-3</meta:generator>
    <meta:document-statistic meta:table-count="1" meta:cell-count="28" meta:object-count="0"/>
  </office:meta>
</office:document-meta>
</file>